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93cm" draw:z-index="0"><draw:image xlink:href="../../odt_eng/images/3005.png" xlink:type="simple" xlink:show="embed" xlink:actuate="onLoad"/></draw:frame></text:p>
          </table:table-cell>
          <table:table-cell table:style-name="Table1.B1" office:value-type="string">
            <text:h text:style-name="P5" text:outline-level="1">Scalar by vector division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461cm" draw:z-index="0"><draw:image xlink:href="../../odt_eng/images/300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The unit </text:span><text:span text:style-name="T4">is vectorized </text:span><text:span text:style-name="T2">and implements division of the first scalar input value by each <text:s/>element of the second value</text:span><text:span text:style-name="T5">:</text:span></text:p>
            <text:p text:style-name="P4"><text:span text:style-name="T1"><draw:frame draw:style-name="fr3" draw:name="Объект5" text:anchor-type="as-char" svg:width="2.866cm" svg:height="1.31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2">where</text:span><text:span text:style-name="T6"><draw:frame draw:style-name="fr3" draw:name="Объект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is for a signal at the first input, scalar</text:span><text:span text:style-name="T6">;</text:span><text:span text:style-name="T6"><draw:frame draw:style-name="fr3" draw:name="Объект1" text:anchor-type="as-char" svg:width="1.408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is for the i-th element of an input vector signal at the second input;</text:span><text:span text:style-name="T6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is for an output vector signal element</text:span><text:span text:style-name="T6"><draw:frame draw:style-name="fr3" draw:name="Объект6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6">.</text:span></text:p>
            <text:p text:style-name="Text_20_body"><text:span text:style-name="T4">Mandatory</text:span><text:span text:style-name="T2"> condition</text:span><text:span text:style-name="T1">: </text:span><text:span text:style-name="T1"><draw:frame draw:style-name="fr3" draw:name="Объект3" text:anchor-type="as-char" svg:width="2.064cm" svg:height="0.621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text:span text:style-name="T1">.</text:span></text:p>
            <text:p text:style-name="Text_20_body"><text:span text:style-name="T7">Output dimension is the same as the first input dimension</text:span>.</text:p>
            <text:p text:style-name="Text_20_body"><text:span text:style-name="T8">Properties</text:span>: <text:span text:style-name="T7">a</text:span>ny properties <text:span text:style-name="T7">are not required </text:span>for the operation of the unit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еление скаляра на вектор</dc:title>
    <dc:date>2012-03-05T21:13:59.45</dc:date>
    <meta:editing-cycles>48</meta:editing-cycles>
    <meta:editing-duration>PT2H19M21S</meta:editing-duration>
    <dc:creator>Александр </dc:creator>
    <meta:document-statistic meta:table-count="1" meta:image-count="2" meta:object-count="6" meta:page-count="1" meta:paragraph-count="11" meta:word-count="86" meta:character-count="48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_i(t) = {u_{1}(t)} over {u_{2,i}(t)}</annotation>
  </semantics>
</math>
</file>

<file path=Object 2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